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1" svg:font-family="'DejaVu Sans'" style:font-adornments="Book"/>
    <style:font-face style:name="DejaVu Sans2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7.214cm"/>
    </style:style>
    <style:style style:name="Tabelle1.C" style:family="table-column">
      <style:table-column-properties style:column-width="0.755cm"/>
    </style:style>
    <style:style style:name="Tabelle1.D" style:family="table-column">
      <style:table-column-properties style:column-width="2.656cm"/>
    </style:style>
    <style:style style:name="Tabelle1.E" style:family="table-column">
      <style:table-column-properties style:column-width="2.662cm"/>
    </style:style>
    <style:style style:name="Tabelle1.F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A9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F9" style:family="table-cell">
      <style:table-cell-properties fo:padding="0.049cm" fo:border="0.002cm solid #cccccd"/>
    </style:style>
    <style:style style:name="Tabelle1.A10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1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>
      <style:text-properties fo:font-size="10pt"/>
    </style:style>
    <style:style style:name="P5" style:family="paragraph" style:parent-style-name="Standard"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text-properties style:font-name="DejaVu Sans" fo:font-weight="bold" style:font-weight-asian="bold" style:font-weight-complex="bold"/>
    </style:style>
    <style:style style:name="P11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12" style:family="paragraph" style:parent-style-name="Horizontal_20_Line">
      <style:text-properties style:font-name="Arial" fo:font-size="10.5pt" style:font-size-asian="10.5pt" style:font-size-complex="10.5pt"/>
    </style:style>
    <style:style style:name="P13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fo:font-style="normal" style:text-underline-style="none"/>
    </style:style>
    <style:style style:name="P15" style:family="paragraph">
      <style:paragraph-properties fo:text-align="start"/>
      <style:text-properties style:text-line-through-style="none" style:font-name="DejaVu Sans1" fo:font-size="11pt" fo:font-style="normal" style:text-underline-style="none"/>
    </style:style>
    <style:style style:name="P16" style:family="paragraph">
      <style:paragraph-properties fo:text-align="start"/>
      <style:text-properties style:text-line-through-style="none" style:font-name="DejaVu Sans2" fo:font-size="12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font-name="DejaVu Sans1" fo:font-size="12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b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xrat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otalpric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oduct9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table:number-columns-spanned="5" office:value-type="string">
            <text:p text:style-name="P11">Musterfirma, Musterstrasse 2345 Musterstadt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5" office:value-type="string">
            <text:p text:style-name="Standard"><draw:control text:anchor-type="as-char" svg:y="-0.069cm" draw:z-index="9" draw:style-name="gr2" draw:text-style-name="P18" svg:width="6.298cm" svg:height="0.689cm" draw:control="control10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5" office:value-type="string">
            <text:p text:style-name="Standard"><draw:control text:anchor-type="as-char" draw:z-index="10" draw:style-name="gr3" draw:text-style-name="P18" svg:width="6.298cm" svg:height="0.689cm" draw:control="control11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5" office:value-type="string">
            <text:p text:style-name="Standard"><draw:control text:anchor-type="as-char" draw:z-index="11" draw:style-name="gr3" draw:text-style-name="P18" svg:width="6.298cm" svg:height="0.689cm" draw:control="control12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6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10">Rechnung</text:p>
            <text:p text:style-name="P2"><draw:control text:anchor-type="as-char" draw:z-index="8" draw:style-name="gr3" draw:text-style-name="P17" svg:width="2.712cm" svg:height="0.689cm" draw:control="control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draw:z-index="0" draw:style-name="gr1" draw:text-style-name="P13" svg:width="3.19cm" svg:height="0.689cm" draw:control="control1"/> <text:s text:c="3"/></text:p>
          </table:table-cell>
          <table:covered-table-cell/>
          <table:table-cell table:style-name="Tabelle1.A1" table:number-columns-spanned="4" office:value-type="string">
            <text:p text:style-name="P3"><draw:control text:anchor-type="as-char" draw:z-index="7" draw:style-name="gr3" draw:text-style-name="P17" svg:width="2.712cm" svg:height="0.689cm" draw:control="control8"/></text:p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6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9" office:value-type="string">
            <text:p text:style-name="P1"><draw:control text:anchor-type="as-char" svg:y="-0.344cm" draw:z-index="6" draw:style-name="gr2" draw:text-style-name="P14" svg:width="1.43cm" svg:height="0.689cm" draw:control="control7"/></text:p>
          </table:table-cell>
          <table:table-cell table:style-name="Tabelle1.A9" table:number-columns-spanned="2" office:value-type="string">
            <text:p text:style-name="P1"><draw:control text:anchor-type="as-char" draw:z-index="13" draw:style-name="gr3" draw:text-style-name="P14" svg:width="7.829cm" svg:height="0.689cm" draw:control="control13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14" draw:style-name="gr2" draw:text-style-name="P14" svg:width="2.453cm" svg:height="0.689cm" draw:control="control14"/></text:p>
          </table:table-cell>
          <table:table-cell table:style-name="Tabelle1.A9" office:value-type="string">
            <text:p text:style-name="P1"><draw:control text:anchor-type="as-char" svg:y="-0.344cm" draw:z-index="15" draw:style-name="gr2" draw:text-style-name="P14" svg:width="2.562cm" svg:height="0.689cm" draw:control="control15"/></text:p>
          </table:table-cell>
          <table:table-cell table:style-name="Tabelle1.F9" office:value-type="string">
            <text:p text:style-name="P1"><draw:control text:anchor-type="as-char" svg:y="-0.344cm" draw:z-index="1" draw:style-name="gr2" draw:text-style-name="P14" svg:width="2.573cm" svg:height="0.689cm" draw:control="control2"/></text:p>
          </table:table-cell>
        </table:table-row>
        <table:table-row>
          <table:table-cell table:style-name="Tabelle1.A10" table:number-columns-spanned="6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control text:anchor-type="as-char" draw:z-index="5" draw:style-name="gr3" draw:text-style-name="P14" svg:width="13.188cm" svg:height="0.689cm" draw:control="control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1">
          <table:table-cell table:style-name="Tabelle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P7"><draw:control text:anchor-type="paragraph" draw:z-index="3" draw:style-name="gr4" draw:text-style-name="P15" svg:width="0.623cm" svg:height="0.694cm" svg:x="13.01cm" svg:y="0.03cm" draw:control="control4"/>Mehrwertssteuer <text:s/>( <text:s text:c="7"/>%): <text:s text:c="5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9"><draw:control text:anchor-type="as-char" draw:z-index="2" draw:style-name="gr3" draw:text-style-name="P15" svg:width="2.244cm" svg:height="0.486cm" draw:control="control3"/> </text:p>
          </table:table-cell>
        </table:table-row>
        <table:table-row>
          <table:table-cell table:style-name="Tabelle1.A1" table:number-columns-spanned="5" office:value-type="string">
            <text:p text:style-name="P8">Gesamtpreis: <text:s text:c="4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2"><draw:control text:anchor-type="as-char" svg:y="-0.383cm" draw:z-index="4" draw:style-name="gr2" draw:text-style-name="P16" svg:width="2.269cm" svg:height="0.558cm" draw:control="control5"/> </text:p>
          </table:table-cell>
        </table:table-row>
      </table:table>
      <text:p text:style-name="Standard"/>
      <text:p text:style-name="Standard"/>
      <text:p text:style-name="Standard"/>
      <text:p text:style-name="P6">Wir bitten um Überweisung des Gesamtbetrages innerhalb 8 Tagen auf u.a. <text:tab/>Bankverbindung.</text:p>
      <text:p text:style-name="P6">Die Ware bleibt bis zur vollständigen Bezahlung unser Eigentum.</text:p>
      <text:p text:style-name="P5"/>
      <text:p text:style-name="P6">Bitte geben Sie bei Ihrer Überweisung die Rechnungsnummer mit an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adornments="Book"/>
    <style:font-face style:name="DejaVu Sans2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<draw:frame draw:style-name="fr1" draw:name="Grafik1" text:anchor-type="paragraph" svg:x="8.516cm" svg:y="-0.286cm" svg:width="10.483cm" svg:height="2.51cm" draw:z-index="12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P1"><text:span text:style-name="T1">Musterfirma, Musterstrasse 55, 123456 Musterstrasse | Tel. 06546/123432 | Geschäftsführer: Stefan Muster<text:line-break/>Steuernummer: 123/768/12099 Finanzamt : Musterstadt<text:line-break/></text:span><text:span text:style-name="T2">Bankverbindung: Stefan Muster | Sparkasse Musterhausen | </text:span><text:span text:style-name="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10-09T09:19:55</meta:creation-date>
    <dc:date>2008-06-26T22:07:25</dc:date>
    <meta:editing-cycles>57</meta:editing-cycles>
    <meta:editing-duration>PT20H37M2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64" meta:character-count="587"/>
  </office:meta>
</office:document-meta>
</file>